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OleObj28" manifest:media-type="application/octet-stream"/>
  <manifest:file-entry manifest:full-path="OleObj29" manifest:media-type="application/octet-stream"/>
  <manifest:file-entry manifest:full-path="OleObj30" manifest:media-type="application/octet-stream"/>
  <manifest:file-entry manifest:full-path="OleObj31" manifest:media-type="application/octet-stream"/>
  <manifest:file-entry manifest:full-path="OleObj32" manifest:media-type="application/octet-stream"/>
  <manifest:file-entry manifest:full-path="OleObj33" manifest:media-type="application/octet-stream"/>
  <manifest:file-entry manifest:full-path="OleObj34" manifest:media-type="application/octet-stream"/>
  <manifest:file-entry manifest:full-path="OleObj35" manifest:media-type="application/octet-stream"/>
  <manifest:file-entry manifest:full-path="OleObj36" manifest:media-type="application/octet-stream"/>
  <manifest:file-entry manifest:full-path="OleObj37" manifest:media-type="application/octet-stream"/>
  <manifest:file-entry manifest:full-path="OleObj38" manifest:media-type="application/octet-stream"/>
  <manifest:file-entry manifest:full-path="OleObj39" manifest:media-type="application/octet-stream"/>
  <manifest:file-entry manifest:full-path="OleObj40" manifest:media-type="application/octet-stream"/>
  <manifest:file-entry manifest:full-path="OleObj41" manifest:media-type="application/octet-stream"/>
  <manifest:file-entry manifest:full-path="OleObj42" manifest:media-type="application/octet-stream"/>
  <manifest:file-entry manifest:full-path="OleObj43" manifest:media-type="application/octet-stream"/>
  <manifest:file-entry manifest:full-path="OleObj44" manifest:media-type="application/octet-stream"/>
  <manifest:file-entry manifest:full-path="OleObj45" manifest:media-type="application/octet-stream"/>
  <manifest:file-entry manifest:full-path="OleObj46" manifest:media-type="application/octet-stream"/>
  <manifest:file-entry manifest:full-path="OleObj47" manifest:media-type="application/octet-stream"/>
  <manifest:file-entry manifest:full-path="OleObj48" manifest:media-type="application/octet-stream"/>
  <manifest:file-entry manifest:full-path="OleObj49" manifest:media-type="application/octet-stream"/>
  <manifest:file-entry manifest:full-path="OleObj50" manifest:media-type="application/octet-stream"/>
  <manifest:file-entry manifest:full-path="OleObj51" manifest:media-type="application/octet-stream"/>
  <manifest:file-entry manifest:full-path="OleObj52" manifest:media-type="application/octet-stream"/>
  <manifest:file-entry manifest:full-path="OleObj53" manifest:media-type="application/octet-stream"/>
  <manifest:file-entry manifest:full-path="OleObj54" manifest:media-type="application/octet-stream"/>
  <manifest:file-entry manifest:full-path="OleObj55" manifest:media-type="application/octet-stream"/>
  <manifest:file-entry manifest:full-path="OleObj56" manifest:media-type="application/octet-stream"/>
  <manifest:file-entry manifest:full-path="OleObj57" manifest:media-type="application/octet-stream"/>
  <manifest:file-entry manifest:full-path="OleObj58" manifest:media-type="application/octet-stream"/>
  <manifest:file-entry manifest:full-path="OleObj59" manifest:media-type="application/octet-stream"/>
  <manifest:file-entry manifest:full-path="OleObj60" manifest:media-type="application/octet-stream"/>
  <manifest:file-entry manifest:full-path="OleObj61" manifest:media-type="application/octet-stream"/>
  <manifest:file-entry manifest:full-path="OleObj62" manifest:media-type="application/octet-stream"/>
  <manifest:file-entry manifest:full-path="OleObj63" manifest:media-type="application/octet-stream"/>
  <manifest:file-entry manifest:full-path="OleObj64" manifest:media-type="application/octet-stream"/>
  <manifest:file-entry manifest:full-path="OleObj65" manifest:media-type="application/octet-stream"/>
  <manifest:file-entry manifest:full-path="OleObj66" manifest:media-type="application/octet-stream"/>
  <manifest:file-entry manifest:full-path="OleObj67" manifest:media-type="application/octet-stream"/>
  <manifest:file-entry manifest:full-path="OleObj6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left="-18.00pt" fo:text-indent="18.00pt" fo:margin-bottom="10.00pt"/>
    </style:style>
    <style:style style:name="P17" style:family="paragraph">
      <style:paragraph-properties fo:line-height="100.00%" fo:text-align="left" fo:margin-left="-18.00pt" fo:text-indent="18.00pt" fo:margin-bottom="10.00pt"/>
    </style:style>
    <style:style style:name="P18" style:family="paragraph">
      <style:paragraph-properties fo:line-height="115.00%" fo:text-align="left" fo:margin-left="-18.00pt" fo:text-indent="18.00pt" fo:margin-bottom="10.00pt"/>
    </style:style>
    <style:style style:name="P19" style:family="paragraph">
      <style:paragraph-properties fo:line-height="100.00%" fo:text-align="left" fo:margin-left="-18.00pt" fo:text-indent="18.00pt" fo:margin-bottom="10.00pt"/>
    </style:style>
    <style:style style:name="P20" style:family="paragraph">
      <style:paragraph-properties fo:line-height="115.00%" fo:text-align="left" fo:margin-left="-18.00pt" fo:text-indent="18.00pt" fo:margin-bottom="10.00pt"/>
    </style:style>
    <style:style style:name="P21" style:family="paragraph">
      <style:paragraph-properties fo:line-height="100.00%" fo:text-align="left" fo:margin-left="-18.00pt" fo:text-indent="18.00pt" fo:margin-bottom="10.00pt"/>
    </style:style>
    <style:style style:name="P22" style:family="paragraph">
      <style:paragraph-properties fo:line-height="115.00%" fo:text-align="left" fo:margin-left="-18.00pt" fo:text-indent="18.00pt" fo:margin-bottom="10.00pt"/>
    </style:style>
    <style:style style:name="P23" style:family="paragraph">
      <style:paragraph-properties fo:line-height="100.00%" fo:text-align="left" fo:margin-left="-18.00pt" fo:text-indent="18.00pt" fo:margin-bottom="10.00pt"/>
    </style:style>
    <style:style style:name="P24" style:family="paragraph">
      <style:paragraph-properties fo:line-height="115.00%" fo:text-align="left" fo:margin-left="-18.00pt" fo:text-indent="18.00pt" fo:margin-bottom="10.00pt"/>
    </style:style>
    <style:style style:name="P25" style:family="paragraph">
      <style:paragraph-properties fo:line-height="100.00%" fo:text-align="left" fo:margin-left="-18.00pt" fo:text-indent="18.00pt" fo:margin-bottom="10.00pt"/>
    </style:style>
    <style:style style:name="P26" style:family="paragraph">
      <style:paragraph-properties fo:line-height="115.00%" fo:text-align="left" fo:margin-left="-18.00pt" fo:text-indent="18.00pt" fo:margin-bottom="10.00pt"/>
    </style:style>
    <style:style style:name="P27" style:family="paragraph">
      <style:paragraph-properties fo:line-height="100.00%" fo:text-align="left" fo:margin-left="-18.00pt" fo:text-indent="18.00pt" fo:margin-bottom="10.00pt"/>
    </style:style>
    <style:style style:name="P28" style:family="paragraph">
      <style:paragraph-properties fo:line-height="115.00%" fo:text-align="left" fo:margin-left="-18.00pt" fo:text-indent="18.00pt" fo:margin-bottom="10.00pt"/>
    </style:style>
    <style:style style:name="P29" style:family="paragraph">
      <style:paragraph-properties fo:line-height="100.00%" fo:text-align="left" fo:margin-left="-18.00pt" fo:text-indent="18.00pt" fo:margin-bottom="10.00pt"/>
    </style:style>
    <style:style style:name="P30" style:family="paragraph">
      <style:paragraph-properties fo:line-height="115.00%" fo:text-align="left" fo:margin-left="-18.00pt" fo:text-indent="18.00pt" fo:margin-bottom="10.00pt"/>
    </style:style>
    <style:style style:name="P31" style:family="paragraph">
      <style:paragraph-properties fo:line-height="100.00%" fo:text-align="left" fo:margin-left="-18.00pt" fo:text-indent="18.00pt" fo:margin-bottom="10.00pt"/>
    </style:style>
    <style:style style:name="P32" style:family="paragraph">
      <style:paragraph-properties fo:line-height="115.00%" fo:text-align="left" fo:margin-left="-18.00pt" fo:text-indent="18.00pt" fo:margin-bottom="10.00pt"/>
    </style:style>
    <style:style style:name="P33" style:family="paragraph">
      <style:paragraph-properties fo:line-height="100.00%" fo:text-align="left" fo:margin-left="-18.00pt" fo:text-indent="18.00pt" fo:margin-bottom="10.00pt"/>
    </style:style>
    <style:style style:name="P34" style:family="paragraph">
      <style:paragraph-properties fo:line-height="115.00%" fo:text-align="left" fo:margin-left="-18.00pt" fo:text-indent="18.00pt" fo:margin-bottom="10.00pt"/>
    </style:style>
    <style:style style:name="P35" style:family="paragraph">
      <style:paragraph-properties fo:line-height="100.00%" fo:text-align="left" fo:margin-left="-18.00pt" fo:text-indent="18.00pt" fo:margin-bottom="10.00pt"/>
    </style:style>
    <style:style style:name="P36" style:family="paragraph">
      <style:paragraph-properties fo:line-height="115.00%" fo:text-align="left" fo:margin-left="-18.00pt" fo:text-indent="18.00pt" fo:margin-bottom="10.00pt"/>
    </style:style>
    <style:style style:name="P37" style:family="paragraph">
      <style:paragraph-properties fo:line-height="100.00%" fo:text-align="left" fo:margin-left="-18.00pt" fo:text-indent="18.00pt" fo:margin-bottom="10.00pt"/>
    </style:style>
    <style:style style:name="P38" style:family="paragraph">
      <style:paragraph-properties fo:line-height="115.00%" fo:text-align="left" fo:margin-left="-18.00pt" fo:text-indent="18.00pt" fo:margin-bottom="10.00pt"/>
    </style:style>
    <style:style style:name="P39" style:family="paragraph">
      <style:paragraph-properties fo:line-height="100.00%" fo:text-align="left" fo:margin-left="-18.00pt" fo:text-indent="18.00pt" fo:margin-bottom="10.00pt"/>
    </style:style>
    <style:style style:name="P40" style:family="paragraph">
      <style:paragraph-properties fo:line-height="115.00%" fo:text-align="left" fo:margin-left="-18.00pt" fo:text-indent="18.00pt" fo:margin-bottom="10.00pt"/>
    </style:style>
    <style:style style:name="P41" style:family="paragraph">
      <style:paragraph-properties fo:line-height="100.00%" fo:text-align="left" fo:margin-left="-18.00pt" fo:text-indent="18.00pt" fo:margin-bottom="10.00pt"/>
    </style:style>
    <style:style style:name="P42" style:family="paragraph">
      <style:paragraph-properties fo:line-height="115.00%" fo:text-align="left" fo:margin-left="-18.00pt" fo:text-indent="18.00pt" fo:margin-bottom="10.00pt"/>
    </style:style>
    <style:style style:name="P43" style:family="paragraph">
      <style:paragraph-properties fo:line-height="100.00%" fo:text-align="left" fo:margin-left="-18.00pt" fo:text-indent="18.00pt" fo:margin-bottom="10.00pt"/>
    </style:style>
    <style:style style:name="P44" style:family="paragraph">
      <style:paragraph-properties fo:line-height="115.00%" fo:text-align="left" fo:margin-left="-18.00pt" fo:text-indent="18.00pt" fo:margin-bottom="10.00pt"/>
    </style:style>
    <style:style style:name="P45" style:family="paragraph">
      <style:paragraph-properties fo:line-height="115.00%" fo:text-align="left" fo:margin-bottom="10.00p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15.00%" fo:text-align="left" fo:margin-left="-18.00pt" fo:text-indent="18.00pt" fo:margin-bottom="10.00pt"/>
    </style:style>
    <style:style style:name="P47" style:family="paragraph">
      <style:paragraph-properties fo:line-height="100.00%" fo:text-align="left" fo:margin-left="-18.00pt" fo:text-indent="18.00pt" fo:margin-bottom="10.00pt"/>
    </style:style>
    <style:style style:name="P48" style:family="paragraph">
      <style:paragraph-properties fo:line-height="115.00%" fo:text-align="left" fo:margin-left="-18.00pt" fo:text-indent="18.00pt" fo:margin-bottom="10.00pt"/>
    </style:style>
    <style:style style:name="P49" style:family="paragraph">
      <style:paragraph-properties fo:line-height="100.00%" fo:text-align="left" fo:margin-left="-18.00pt" fo:text-indent="18.00pt" fo:margin-bottom="10.00pt"/>
    </style:style>
    <style:style style:name="P50" style:family="paragraph">
      <style:paragraph-properties fo:line-height="115.00%" fo:text-align="left" fo:margin-left="-18.00pt" fo:text-indent="18.00pt" fo:margin-bottom="10.00pt"/>
    </style:style>
    <style:style style:name="P51" style:family="paragraph">
      <style:paragraph-properties fo:line-height="100.00%" fo:text-align="left" fo:margin-bottom="10.00pt"/>
    </style:style>
    <text:list-style style:name="L5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2" style:family="paragraph">
      <style:paragraph-properties fo:line-height="115.00%" fo:text-align="left" fo:margin-left="-18.00pt" fo:text-indent="18.00pt" fo:margin-bottom="10.00pt"/>
    </style:style>
    <style:style style:name="P53" style:family="paragraph">
      <style:paragraph-properties fo:line-height="100.00%" fo:text-align="left" fo:margin-left="-18.00pt" fo:text-indent="18.00pt" fo:margin-bottom="10.00pt"/>
    </style:style>
    <style:style style:name="P54" style:family="paragraph">
      <style:paragraph-properties fo:line-height="115.00%" fo:text-align="left" fo:margin-left="-18.00pt" fo:text-indent="18.00pt" fo:margin-bottom="10.00pt"/>
    </style:style>
    <style:style style:name="P55" style:family="paragraph">
      <style:paragraph-properties fo:line-height="100.00%" fo:text-align="left" fo:margin-left="-18.00pt" fo:text-indent="18.00pt" fo:margin-bottom="10.00pt"/>
    </style:style>
    <style:style style:name="P56" style:family="paragraph">
      <style:paragraph-properties fo:line-height="115.00%" fo:text-align="left" fo:margin-left="-18.00pt" fo:text-indent="18.00pt" fo:margin-bottom="10.00pt"/>
    </style:style>
    <style:style style:name="P57" style:family="paragraph">
      <style:paragraph-properties fo:line-height="100.00%" fo:text-align="left" fo:margin-left="-18.00pt" fo:text-indent="18.00pt" fo:margin-bottom="10.00pt"/>
    </style:style>
    <style:style style:name="P58" style:family="paragraph">
      <style:paragraph-properties fo:line-height="115.00%" fo:text-align="left" fo:margin-left="-18.00pt" fo:text-indent="18.00pt" fo:margin-bottom="10.00pt"/>
    </style:style>
    <style:style style:name="P59" style:family="paragraph">
      <style:paragraph-properties fo:line-height="100.00%" fo:text-align="left" fo:margin-left="-18.00pt" fo:text-indent="18.00pt" fo:margin-bottom="10.00pt"/>
    </style:style>
    <style:style style:name="P60" style:family="paragraph">
      <style:paragraph-properties fo:line-height="115.00%" fo:text-align="left" fo:margin-left="-18.00pt" fo:text-indent="18.00pt" fo:margin-bottom="10.00pt"/>
    </style:style>
    <style:style style:name="P6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tates + Images List</text:span></text:p>
      <text:p text:style-name="P1"><text:span text:style-name="T1"/></text:p>
      <text:p text:style-name="P1"><text:span text:style-name="T1">Kings Decree</text:span></text:p>
      <text:p text:style-name="P2"><draw:frame text:anchor-type="as-char" svg:width="19.05mm" svg:height="19.05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>Shame</text:span></text:p>
      <text:p text:style-name="P4"><draw:frame text:anchor-type="as-char" svg:width="19.05mm" svg:height="19.05mm" style:rel-width="scale" style:rel-height="scale"><draw:object-ole xlink:href="OleObj2"/><draw:image xlink:href="ObjectReplacements/OleObj2"/></draw:frame><text:span text:style-name="T1"/></text:p>
      <text:p text:style-name="P4"><draw:frame text:anchor-type="as-char" svg:width="23.81mm" svg:height="23.81mm" style:rel-width="scale" style:rel-height="scale"><draw:object-ole xlink:href="OleObj3"/><draw:image xlink:href="ObjectReplacements/OleObj3"/></draw:frame><text:span text:style-name="T1"/></text:p>
      <text:p text:style-name="P4"><text:span text:style-name="T1"/></text:p>
      <text:p text:style-name="P5"><text:span text:style-name="T1"/></text:p>
      <text:p text:style-name="P5"><text:span text:style-name="T1"/></text:p>
      <text:p text:style-name="P5"><text:span text:style-name="T1">Curse of the Blood God</text:span></text:p>
      <text:p text:style-name="P6"><draw:frame text:anchor-type="as-char" svg:width="19.31mm" svg:height="19.05mm" style:rel-width="scale" style:rel-height="scale"><draw:object-ole xlink:href="OleObj4"/><draw:image xlink:href="ObjectReplacements/OleObj4"/></draw:frame><text:span text:style-name="T1"/></text:p>
      <text:p text:style-name="P7"><text:span text:style-name="T1"/></text:p>
      <text:p text:style-name="P7"><text:span text:style-name="T1">Exhausted</text:span></text:p>
      <text:p text:style-name="P8"><draw:frame text:anchor-type="as-char" svg:width="18.26mm" svg:height="18.26mm" style:rel-width="scale" style:rel-height="scale"><draw:object-ole xlink:href="OleObj5"/><draw:image xlink:href="ObjectReplacements/OleObj5"/></draw:frame><text:span text:style-name="T1"/></text:p>
      <text:p text:style-name="P8"><draw:frame text:anchor-type="as-char" svg:width="18.26mm" svg:height="18.26mm" style:rel-width="scale" style:rel-height="scale"><draw:object-ole xlink:href="OleObj6"/><draw:image xlink:href="ObjectReplacements/OleObj6"/></draw:frame><text:span text:style-name="T1"/></text:p>
      <text:p text:style-name="P8"><text:span text:style-name="T1"/></text:p>
      <text:p text:style-name="P9"><text:span text:style-name="T1"/></text:p>
      <text:p text:style-name="P9"><text:span text:style-name="T1">Wanted</text:span></text:p>
      <text:p text:style-name="P10"><draw:frame text:anchor-type="as-char" svg:width="19.31mm" svg:height="19.05mm" style:rel-width="scale" style:rel-height="scale"><draw:object-ole xlink:href="OleObj7"/><draw:image xlink:href="ObjectReplacements/OleObj7"/></draw:frame><text:span text:style-name="T1"/></text:p>
      <text:p text:style-name="P10"><draw:frame text:anchor-type="as-char" svg:width="19.05mm" svg:height="19.05mm" style:rel-width="scale" style:rel-height="scale"><draw:object-ole xlink:href="OleObj8"/><draw:image xlink:href="ObjectReplacements/OleObj8"/></draw:frame><text:span text:style-name="T1"/></text:p>
      <text:p text:style-name="P10"><draw:frame text:anchor-type="as-char" svg:width="23.81mm" svg:height="23.81mm" style:rel-width="scale" style:rel-height="scale"><draw:object-ole xlink:href="OleObj9"/><draw:image xlink:href="ObjectReplacements/OleObj9"/></draw:frame><text:span text:style-name="T1"/></text:p>
      <text:p text:style-name="P10"><text:span text:style-name="T1"/></text:p>
      <text:p text:style-name="P10"><text:span text:style-name="T1"/></text:p>
      <text:p text:style-name="P11"><text:span text:style-name="T1"/></text:p>
      <text:p text:style-name="P11"><text:span text:style-name="T1">Vampirism</text:span></text:p>
      <text:p text:style-name="P12"><draw:frame text:anchor-type="as-char" svg:width="19.31mm" svg:height="19.05mm" style:rel-width="scale" style:rel-height="scale"><draw:object-ole xlink:href="OleObj10"/><draw:image xlink:href="ObjectReplacements/OleObj10"/></draw:frame><text:span text:style-name="T1"/></text:p>
      <text:p text:style-name="P12"><draw:frame text:anchor-type="as-char" svg:width="19.05mm" svg:height="19.05mm" style:rel-width="scale" style:rel-height="scale"><draw:object-ole xlink:href="OleObj11"/><draw:image xlink:href="ObjectReplacements/OleObj11"/></draw:frame><text:span text:style-name="T1"/></text:p>
      <text:p text:style-name="P12"><draw:frame text:anchor-type="as-char" svg:width="19.05mm" svg:height="19.05mm" style:rel-width="scale" style:rel-height="scale"><draw:object-ole xlink:href="OleObj12"/><draw:image xlink:href="ObjectReplacements/OleObj12"/></draw:frame><text:span text:style-name="T1"/></text:p>
      <text:p text:style-name="P12"><text:span text:style-name="T1"/></text:p>
      <text:p text:style-name="P12"><text:span text:style-name="T1"/></text:p>
      <text:p text:style-name="P13"><text:span text:style-name="T1"/></text:p>
      <text:p text:style-name="P13"><text:span text:style-name="T1">Heroism</text:span></text:p>
      <text:p text:style-name="P14"><draw:frame text:anchor-type="as-char" svg:width="19.31mm" svg:height="19.05mm" style:rel-width="scale" style:rel-height="scale"><draw:object-ole xlink:href="OleObj13"/><draw:image xlink:href="ObjectReplacements/OleObj13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>Full State List</text:span></text:p>
      <text:list text:style-name="L16">
        <text:list-item>
          <text:p text:style-name="P16"><text:span text:style-name="T2">Common</text:span></text:p>
        </text:list-item>
        <text:list-item>
          <text:p text:style-name="P16"><text:span text:style-name="T3">Vengeful: Your characters have +2 Strength DONE</text:span></text:p>
        </text:list-item>
        <text:list-item>
          <text:p text:style-name="P17"><draw:frame text:anchor-type="as-char" svg:width="19.05mm" svg:height="19.05mm" style:rel-width="scale" style:rel-height="scale"><draw:object-ole xlink:href="OleObj14"/><draw:image xlink:href="ObjectReplacements/OleObj14"/></draw:frame><text:span text:style-name="T3"/></text:p>
        </text:list-item>
        <text:list-item>
          <text:p text:style-name="P17"><draw:frame text:anchor-type="as-char" svg:width="23.81mm" svg:height="23.81mm" style:rel-width="scale" style:rel-height="scale"><draw:object-ole xlink:href="OleObj15"/><draw:image xlink:href="ObjectReplacements/OleObj15"/></draw:frame><text:span text:style-name="T3"/></text:p>
        </text:list-item>
        <text:list-item>
          <text:p text:style-name="P17"><draw:frame text:anchor-type="as-char" svg:width="18.26mm" svg:height="17.73mm" style:rel-width="scale" style:rel-height="scale"><draw:object-ole xlink:href="OleObj16"/><draw:image xlink:href="ObjectReplacements/OleObj16"/></draw:frame><text:span text:style-name="T3"/></text:p>
        </text:list-item>
        <text:list-item>
          <text:p text:style-name="P17"><text:span text:style-name="T3"/></text:p>
        </text:list-item>
        <text:list-item>
          <text:p text:style-name="P17"><text:span text:style-name="T3"/></text:p>
        </text:list-item>
        <text:list-item>
          <text:p text:style-name="P18"><text:span text:style-name="T3"/></text:p>
        </text:list-item>
        <text:list-item>
          <text:p text:style-name="P18"><text:span text:style-name="T3">Educated: Your characters have +2 Wisdom DONE</text:span></text:p>
        </text:list-item>
        <text:list-item>
          <text:p text:style-name="P19"><draw:frame text:anchor-type="as-char" svg:width="34.13mm" svg:height="34.40mm" style:rel-width="scale" style:rel-height="scale"><draw:object-ole xlink:href="OleObj17"/><draw:image xlink:href="ObjectReplacements/OleObj17"/></draw:frame><text:span text:style-name="T3"/></text:p>
        </text:list-item>
        <text:list-item>
          <text:p text:style-name="P19"><draw:frame text:anchor-type="as-char" svg:width="34.40mm" svg:height="34.13mm" style:rel-width="scale" style:rel-height="scale"><draw:object-ole xlink:href="OleObj18"/><draw:image xlink:href="ObjectReplacements/OleObj18"/></draw:frame><draw:frame text:anchor-type="as-char" svg:width="18.26mm" svg:height="18.26mm" style:rel-width="scale" style:rel-height="scale"><draw:object-ole xlink:href="OleObj19"/><draw:image xlink:href="ObjectReplacements/OleObj19"/></draw:frame><text:span text:style-name="T3"/></text:p>
        </text:list-item>
        <text:list-item>
          <text:p text:style-name="P19"><text:span text:style-name="T3"/></text:p>
        </text:list-item>
        <text:list-item>
          <text:p text:style-name="P20"><text:span text:style-name="T3"/></text:p>
        </text:list-item>
        <text:list-item>
          <text:p text:style-name="P20"><text:span text:style-name="T3">Tough: Your characters have +2 Dexterity DONE</text:span></text:p>
        </text:list-item>
        <text:list-item>
          <text:p text:style-name="P21"><draw:frame text:anchor-type="as-char" svg:width="19.31mm" svg:height="19.05mm" style:rel-width="scale" style:rel-height="scale"><draw:object-ole xlink:href="OleObj20"/><draw:image xlink:href="ObjectReplacements/OleObj20"/></draw:frame><text:span text:style-name="T3"/></text:p>
        </text:list-item>
        <text:list-item>
          <text:p text:style-name="P21"><draw:frame text:anchor-type="as-char" svg:width="18.26mm" svg:height="18.26mm" style:rel-width="scale" style:rel-height="scale"><draw:object-ole xlink:href="OleObj21"/><draw:image xlink:href="ObjectReplacements/OleObj21"/></draw:frame><text:span text:style-name="T3"/></text:p>
        </text:list-item>
        <text:list-item>
          <text:p text:style-name="P21"><text:span text:style-name="T3"/></text:p>
        </text:list-item>
        <text:list-item>
          <text:p text:style-name="P21"><draw:frame text:anchor-type="as-char" svg:width="19.05mm" svg:height="19.05mm" style:rel-width="scale" style:rel-height="scale"><draw:object-ole xlink:href="OleObj22"/><draw:image xlink:href="ObjectReplacements/OleObj22"/></draw:frame><text:span text:style-name="T3"/></text:p>
        </text:list-item>
        <text:list-item>
          <text:p text:style-name="P21"><draw:frame text:anchor-type="as-char" svg:width="23.81mm" svg:height="23.81mm" style:rel-width="scale" style:rel-height="scale"><draw:object-ole xlink:href="OleObj23"/><draw:image xlink:href="ObjectReplacements/OleObj23"/></draw:frame><text:span text:style-name="T3"/></text:p>
        </text:list-item>
        <text:list-item>
          <text:p text:style-name="P21"><text:span text:style-name="T3"/></text:p>
        </text:list-item>
        <text:list-item>
          <text:p text:style-name="P21"><text:span text:style-name="T3"/></text:p>
        </text:list-item>
        <text:list-item>
          <text:p text:style-name="P22"><text:span text:style-name="T3"/></text:p>
        </text:list-item>
        <text:list-item>
          <text:p text:style-name="P22"><text:span text:style-name="T3">Resourceful: You have one extra Activity Point at Camp Sites DONE</text:span></text:p>
        </text:list-item>
        <text:list-item>
          <text:p text:style-name="P23"><draw:frame text:anchor-type="as-char" svg:width="19.05mm" svg:height="19.05mm" style:rel-width="scale" style:rel-height="scale"><draw:object-ole xlink:href="OleObj24"/><draw:image xlink:href="ObjectReplacements/OleObj24"/></draw:frame><text:span text:style-name="T3"/></text:p>
        </text:list-item>
        <text:list-item>
          <text:p text:style-name="P23"><draw:frame text:anchor-type="as-char" svg:width="19.05mm" svg:height="19.05mm" style:rel-width="scale" style:rel-height="scale"><draw:object-ole xlink:href="OleObj25"/><draw:image xlink:href="ObjectReplacements/OleObj25"/></draw:frame><text:span text:style-name="T3"/></text:p>
        </text:list-item>
        <text:list-item>
          <text:p text:style-name="P23"><draw:frame text:anchor-type="as-char" svg:width="19.05mm" svg:height="19.05mm" style:rel-width="scale" style:rel-height="scale"><draw:object-ole xlink:href="OleObj26"/><draw:image xlink:href="ObjectReplacements/OleObj26"/></draw:frame><text:span text:style-name="T3"/></text:p>
        </text:list-item>
        <text:list-item>
          <text:p text:style-name="P23"><draw:frame text:anchor-type="as-char" svg:width="23.81mm" svg:height="23.81mm" style:rel-width="scale" style:rel-height="scale"><draw:object-ole xlink:href="OleObj27"/><draw:image xlink:href="ObjectReplacements/OleObj27"/></draw:frame><text:span text:style-name="T3"/></text:p>
        </text:list-item>
        <text:list-item>
          <text:p text:style-name="P23"><text:span text:style-name="T3"/></text:p>
        </text:list-item>
        <text:list-item>
          <text:p text:style-name="P24"><text:span text:style-name="T3"/></text:p>
        </text:list-item>
        <text:list-item>
          <text:p text:style-name="P24"><text:span text:style-name="T3">Fast Learners: Increase all XP gains by 30% DONE</text:span></text:p>
        </text:list-item>
        <text:list-item>
          <text:p text:style-name="P25"><draw:frame text:anchor-type="as-char" svg:width="19.05mm" svg:height="19.05mm" style:rel-width="scale" style:rel-height="scale"><draw:object-ole xlink:href="OleObj28"/><draw:image xlink:href="ObjectReplacements/OleObj28"/></draw:frame><text:span text:style-name="T3"/></text:p>
        </text:list-item>
        <text:list-item>
          <text:p text:style-name="P25"><draw:frame text:anchor-type="as-char" svg:width="19.31mm" svg:height="19.05mm" style:rel-width="scale" style:rel-height="scale"><draw:object-ole xlink:href="OleObj29"/><draw:image xlink:href="ObjectReplacements/OleObj29"/></draw:frame><text:span text:style-name="T3"/></text:p>
        </text:list-item>
        <text:list-item>
          <text:p text:style-name="P25"><draw:frame text:anchor-type="as-char" svg:width="19.05mm" svg:height="19.05mm" style:rel-width="scale" style:rel-height="scale"><draw:object-ole xlink:href="OleObj30"/><draw:image xlink:href="ObjectReplacements/OleObj30"/></draw:frame><text:span text:style-name="T3"/></text:p>
        </text:list-item>
        <text:list-item>
          <text:p text:style-name="P25"><text:span text:style-name="T3"/></text:p>
        </text:list-item>
        <text:list-item>
          <text:p text:style-name="P25"><text:span text:style-name="T3"/></text:p>
        </text:list-item>
        <text:list-item>
          <text:p text:style-name="P26"><text:span text:style-name="T3"/></text:p>
        </text:list-item>
        <text:list-item>
          <text:p text:style-name="P26"><text:span text:style-name="T3">Pennywise: Increase all gold gains by 30% DONE</text:span></text:p>
        </text:list-item>
        <text:list-item>
          <text:p text:style-name="P27"><draw:frame text:anchor-type="as-char" svg:width="19.05mm" svg:height="19.05mm" style:rel-width="scale" style:rel-height="scale"><draw:object-ole xlink:href="OleObj31"/><draw:image xlink:href="ObjectReplacements/OleObj31"/></draw:frame><text:span text:style-name="T3"/></text:p>
        </text:list-item>
        <text:list-item>
          <text:p text:style-name="P27"><draw:frame text:anchor-type="as-char" svg:width="23.81mm" svg:height="23.81mm" style:rel-width="scale" style:rel-height="scale"><draw:object-ole xlink:href="OleObj32"/><draw:image xlink:href="ObjectReplacements/OleObj32"/></draw:frame><text:span text:style-name="T3"/></text:p>
        </text:list-item>
        <text:list-item>
          <text:p text:style-name="P27"><text:span text:style-name="T3"/></text:p>
        </text:list-item>
        <text:list-item>
          <text:p text:style-name="P28"><text:span text:style-name="T3"/></text:p>
        </text:list-item>
        <text:list-item>
          <text:p text:style-name="P28"><text:span text:style-name="T3">Daring Explorers: Whenever you enter a Mystery encounter, gain 5 gold DONE</text:span></text:p>
        </text:list-item>
        <text:list-item>
          <text:p text:style-name="P29"><draw:frame text:anchor-type="as-char" svg:width="19.05mm" svg:height="19.05mm" style:rel-width="scale" style:rel-height="scale"><draw:object-ole xlink:href="OleObj33"/><draw:image xlink:href="ObjectReplacements/OleObj33"/></draw:frame><text:span text:style-name="T3"/></text:p>
        </text:list-item>
        <text:list-item>
          <text:p text:style-name="P30"><text:span text:style-name="T3"/></text:p>
        </text:list-item>
        <text:list-item>
          <text:p text:style-name="P30"><text:span text:style-name="T3">Relaxed: Whenever you enter a Camp Site, your characters gain 30 XP. DONE</text:span></text:p>
        </text:list-item>
        <text:list-item>
          <text:p text:style-name="P31"><draw:frame text:anchor-type="as-char" svg:width="19.05mm" svg:height="19.05mm" style:rel-width="scale" style:rel-height="scale"><draw:object-ole xlink:href="OleObj34"/><draw:image xlink:href="ObjectReplacements/OleObj34"/></draw:frame><text:span text:style-name="T3"/></text:p>
        </text:list-item>
        <text:list-item>
          <text:p text:style-name="P31"><draw:frame text:anchor-type="as-char" svg:width="34.66mm" svg:height="34.66mm" style:rel-width="scale" style:rel-height="scale"><draw:object-ole xlink:href="OleObj35"/><draw:image xlink:href="ObjectReplacements/OleObj35"/></draw:frame><text:span text:style-name="T3"/></text:p>
        </text:list-item>
        <text:list-item>
          <text:p text:style-name="P31"><text:span text:style-name="T3"/></text:p>
        </text:list-item>
        <text:list-item>
          <text:p text:style-name="P32"><text:span text:style-name="T3"/></text:p>
        </text:list-item>
        <text:list-item>
          <text:p text:style-name="P32"><text:span text:style-name="T3">Local Heroes: Whenever you enter a village, your characters heal 30 health DONE</text:span></text:p>
        </text:list-item>
        <text:list-item>
          <text:p text:style-name="P33"><draw:frame text:anchor-type="as-char" svg:width="19.05mm" svg:height="19.05mm" style:rel-width="scale" style:rel-height="scale"><draw:object-ole xlink:href="OleObj36"/><draw:image xlink:href="ObjectReplacements/OleObj36"/></draw:frame><text:span text:style-name="T3"/></text:p>
        </text:list-item>
        <text:list-item>
          <text:p text:style-name="P34"><text:span text:style-name="T3"/></text:p>
        </text:list-item>
        <text:list-item>
          <text:p text:style-name="P35"><draw:frame text:anchor-type="as-char" svg:width="19.05mm" svg:height="19.05mm" style:rel-width="scale" style:rel-height="scale"><draw:object-ole xlink:href="OleObj37"/><draw:image xlink:href="ObjectReplacements/OleObj37"/></draw:frame><text:span text:style-name="T3"/></text:p>
        </text:list-item>
        <text:list-item>
          <text:p text:style-name="P35"><draw:frame text:anchor-type="as-char" svg:width="23.81mm" svg:height="23.81mm" style:rel-width="scale" style:rel-height="scale"><draw:object-ole xlink:href="OleObj38"/><draw:image xlink:href="ObjectReplacements/OleObj38"/></draw:frame><text:span text:style-name="T3"/></text:p>
        </text:list-item>
        <text:list-item>
          <text:p text:style-name="P35"><draw:frame text:anchor-type="as-char" svg:width="23.81mm" svg:height="23.81mm" style:rel-width="scale" style:rel-height="scale"><draw:object-ole xlink:href="OleObj39"/><draw:image xlink:href="ObjectReplacements/OleObj39"/></draw:frame><text:span text:style-name="T3"/></text:p>
        </text:list-item>
        <text:list-item>
          <text:p text:style-name="P35"><draw:frame text:anchor-type="as-char" svg:width="23.81mm" svg:height="23.81mm" style:rel-width="scale" style:rel-height="scale"><draw:object-ole xlink:href="OleObj40"/><draw:image xlink:href="ObjectReplacements/OleObj40"/></draw:frame><text:span text:style-name="T3"/></text:p>
        </text:list-item>
        <text:list-item>
          <text:p text:style-name="P35"><draw:frame text:anchor-type="as-char" svg:width="11.91mm" svg:height="11.91mm" style:rel-width="scale" style:rel-height="scale"><draw:object-ole xlink:href="OleObj41"/><draw:image xlink:href="ObjectReplacements/OleObj41"/></draw:frame><text:span text:style-name="T3"/></text:p>
        </text:list-item>
        <text:list-item>
          <text:p text:style-name="P35"><text:span text:style-name="T3"/></text:p>
        </text:list-item>
        <text:list-item>
          <text:p text:style-name="P35"><text:span text:style-name="T3"/></text:p>
        </text:list-item>
        <text:list-item>
          <text:p text:style-name="P35"><text:span text:style-name="T3"/></text:p>
        </text:list-item>
        <text:list-item>
          <text:p text:style-name="P36"><text:span text:style-name="T3"/></text:p>
        </text:list-item>
        <text:list-item>
          <text:p text:style-name="P36"><text:span text:style-name="T3">Eager: Your characters have +1 Mobility and Initiative during the first turn of Combat. DONE</text:span></text:p>
        </text:list-item>
        <text:list-item>
          <text:p text:style-name="P37"><draw:frame text:anchor-type="as-char" svg:width="34.66mm" svg:height="34.66mm" style:rel-width="scale" style:rel-height="scale"><draw:object-ole xlink:href="OleObj42"/><draw:image xlink:href="ObjectReplacements/OleObj42"/></draw:frame><text:span text:style-name="T3"/></text:p>
        </text:list-item>
        <text:list-item>
          <text:p text:style-name="P38"><text:span text:style-name="T3"/></text:p>
        </text:list-item>
        <text:list-item>
          <text:p text:style-name="P38"><text:span text:style-name="T3">Thieves Guild Membership: During the first turn of combat, your characters gain 'Camoflage' on activation end. DONE</text:span></text:p>
        </text:list-item>
        <text:list-item>
          <text:p text:style-name="P39"><draw:frame text:anchor-type="as-char" svg:width="19.31mm" svg:height="19.05mm" style:rel-width="scale" style:rel-height="scale"><draw:object-ole xlink:href="OleObj43"/><draw:image xlink:href="ObjectReplacements/OleObj43"/></draw:frame><text:span text:style-name="T3"/></text:p>
        </text:list-item>
        <text:list-item>
          <text:p text:style-name="P39"><draw:frame text:anchor-type="as-char" svg:width="29.63mm" svg:height="29.63mm" style:rel-width="scale" style:rel-height="scale"><draw:object-ole xlink:href="OleObj44"/><draw:image xlink:href="ObjectReplacements/OleObj44"/></draw:frame><text:span text:style-name="T3"/></text:p>
        </text:list-item>
        <text:list-item>
          <text:p text:style-name="P39"><draw:frame text:anchor-type="as-char" svg:width="18.26mm" svg:height="17.73mm" style:rel-width="scale" style:rel-height="scale"><draw:object-ole xlink:href="OleObj45"/><draw:image xlink:href="ObjectReplacements/OleObj45"/></draw:frame><text:span text:style-name="T3"/></text:p>
        </text:list-item>
        <text:list-item>
          <text:p text:style-name="P39"><draw:frame text:anchor-type="as-char" svg:width="34.40mm" svg:height="34.13mm" style:rel-width="scale" style:rel-height="scale"><draw:object-ole xlink:href="OleObj46"/><draw:image xlink:href="ObjectReplacements/OleObj46"/></draw:frame><text:span text:style-name="T3"/></text:p>
        </text:list-item>
        <text:list-item>
          <text:p text:style-name="P39"><draw:frame text:anchor-type="as-char" svg:width="23.81mm" svg:height="23.81mm" style:rel-width="scale" style:rel-height="scale"><draw:object-ole xlink:href="OleObj47"/><draw:image xlink:href="ObjectReplacements/OleObj47"/></draw:frame><text:span text:style-name="T3"/></text:p>
        </text:list-item>
        <text:list-item>
          <text:p text:style-name="P39"><text:span text:style-name="T3"/></text:p>
        </text:list-item>
        <text:list-item>
          <text:p text:style-name="P39"><text:span text:style-name="T3"/></text:p>
        </text:list-item>
        <text:list-item>
          <text:p text:style-name="P39"><text:span text:style-name="T3"/></text:p>
        </text:list-item>
        <text:list-item>
          <text:p text:style-name="P39"><text:span text:style-name="T3"/></text:p>
        </text:list-item>
        <text:list-item>
          <text:p text:style-name="P40"><text:span text:style-name="T3"/></text:p>
        </text:list-item>
        <text:list-item>
          <text:p text:style-name="P40"><text:span text:style-name="T3">Studious: Enables the 'Read' action at Camp Sites DONE</text:span></text:p>
        </text:list-item>
        <text:list-item>
          <text:p text:style-name="P41"><draw:frame text:anchor-type="as-char" svg:width="18.26mm" svg:height="18.26mm" style:rel-width="scale" style:rel-height="scale"><draw:object-ole xlink:href="OleObj48"/><draw:image xlink:href="ObjectReplacements/OleObj48"/></draw:frame><text:span text:style-name="T3"/></text:p>
        </text:list-item>
        <text:list-item>
          <text:p text:style-name="P41"><draw:frame text:anchor-type="as-char" svg:width="18.26mm" svg:height="18.26mm" style:rel-width="scale" style:rel-height="scale"><draw:object-ole xlink:href="OleObj49"/><draw:image xlink:href="ObjectReplacements/OleObj49"/></draw:frame><text:span text:style-name="T3"/></text:p>
        </text:list-item>
        <text:list-item>
          <text:p text:style-name="P41"><text:span text:style-name="T3"/></text:p>
        </text:list-item>
        <text:list-item>
          <text:p text:style-name="P41"><draw:frame text:anchor-type="as-char" svg:width="34.40mm" svg:height="34.13mm" style:rel-width="scale" style:rel-height="scale"><draw:object-ole xlink:href="OleObj50"/><draw:image xlink:href="ObjectReplacements/OleObj50"/></draw:frame><draw:frame text:anchor-type="as-char" svg:width="34.13mm" svg:height="34.40mm" style:rel-width="scale" style:rel-height="scale"><draw:object-ole xlink:href="OleObj51"/><draw:image xlink:href="ObjectReplacements/OleObj51"/></draw:frame><text:span text:style-name="T3"/></text:p>
        </text:list-item>
        <text:list-item>
          <text:p text:style-name="P41"><draw:frame text:anchor-type="as-char" svg:width="34.13mm" svg:height="34.13mm" style:rel-width="scale" style:rel-height="scale"><draw:object-ole xlink:href="OleObj52"/><draw:image xlink:href="ObjectReplacements/OleObj52"/></draw:frame><text:span text:style-name="T3"/></text:p>
        </text:list-item>
        <text:list-item>
          <text:p text:style-name="P41"><text:span text:style-name="T3"/></text:p>
        </text:list-item>
        <text:list-item>
          <text:p text:style-name="P41"><text:span text:style-name="T3"/></text:p>
        </text:list-item>
        <text:list-item>
          <text:p text:style-name="P42"><text:span text:style-name="T3"/></text:p>
        </text:list-item>
        <text:list-item>
          <text:p text:style-name="P42"><text:span text:style-name="T3">Treasure Hunters: Enables 'Scavenge' action at Camp Sites. DONE</text:span></text:p>
        </text:list-item>
        <text:list-item>
          <text:p text:style-name="P43"><draw:frame text:anchor-type="as-char" svg:width="19.05mm" svg:height="19.05mm" style:rel-width="scale" style:rel-height="scale"><draw:object-ole xlink:href="OleObj53"/><draw:image xlink:href="ObjectReplacements/OleObj53"/></draw:frame><text:span text:style-name="T3"/></text:p>
        </text:list-item>
        <text:list-item>
          <text:p text:style-name="P43"><draw:frame text:anchor-type="as-char" svg:width="34.13mm" svg:height="34.40mm" style:rel-width="scale" style:rel-height="scale"><draw:object-ole xlink:href="OleObj54"/><draw:image xlink:href="ObjectReplacements/OleObj54"/></draw:frame><text:span text:style-name="T3"/></text:p>
        </text:list-item>
        <text:list-item>
          <text:p text:style-name="P43"><text:span text:style-name="T3"/></text:p>
        </text:list-item>
        <text:list-item>
          <text:p text:style-name="P44"><text:span text:style-name="T3"/></text:p>
        </text:list-item>
      </text:list>
      <text:p text:style-name="P45"><text:span text:style-name="T4"/></text:p>
      <text:p text:style-name="P45"><text:span text:style-name="T4"/></text:p>
      <text:list text:style-name="L46">
        <text:list-item>
          <text:p text:style-name="P46"><text:span text:style-name="T5">Rare</text:span></text:p>
        </text:list-item>
        <text:list-item>
          <text:p text:style-name="P46"><text:span text:style-name="T6">Blessing of Elements: Your characters are immune to Burning, Poisoned, Shocked and Chilled DONE</text:span></text:p>
        </text:list-item>
        <text:list-item>
          <text:p text:style-name="P47"><draw:frame text:anchor-type="as-char" svg:width="19.05mm" svg:height="19.05mm" style:rel-width="scale" style:rel-height="scale"><draw:object-ole xlink:href="OleObj55"/><draw:image xlink:href="ObjectReplacements/OleObj55"/></draw:frame><text:span text:style-name="T6"/></text:p>
        </text:list-item>
        <text:list-item>
          <text:p text:style-name="P48"><text:span text:style-name="T6"/></text:p>
        </text:list-item>
        <text:list-item>
          <text:p text:style-name="P48"><text:span text:style-name="T6">Well Drilled: Strike, Twin Strike, Shoot, Defend and Move cost 5 less Energy DONE</text:span></text:p>
        </text:list-item>
        <text:list-item>
          <text:p text:style-name="P49"><draw:frame text:anchor-type="as-char" svg:width="19.05mm" svg:height="19.05mm" style:rel-width="scale" style:rel-height="scale"><draw:object-ole xlink:href="OleObj56"/><draw:image xlink:href="ObjectReplacements/OleObj56"/></draw:frame><text:span text:style-name="T6"/></text:p>
        </text:list-item>
        <text:list-item>
          <text:p text:style-name="P49"><draw:frame text:anchor-type="as-char" svg:width="19.05mm" svg:height="19.05mm" style:rel-width="scale" style:rel-height="scale"><draw:object-ole xlink:href="OleObj57"/><draw:image xlink:href="ObjectReplacements/OleObj57"/></draw:frame><text:span text:style-name="T6"/></text:p>
        </text:list-item>
        <text:list-item>
          <text:p text:style-name="P49"><draw:frame text:anchor-type="as-char" svg:width="34.40mm" svg:height="34.13mm" style:rel-width="scale" style:rel-height="scale"><draw:object-ole xlink:href="OleObj58"/><draw:image xlink:href="ObjectReplacements/OleObj58"/></draw:frame><text:span text:style-name="T6"/></text:p>
        </text:list-item>
        <text:list-item>
          <text:p text:style-name="P49"><text:span text:style-name="T6"/></text:p>
        </text:list-item>
        <text:list-item>
          <text:p text:style-name="P49"><text:span text:style-name="T6"/></text:p>
        </text:list-item>
        <text:list-item>
          <text:p text:style-name="P50"><text:span text:style-name="T6"/></text:p>
        </text:list-item>
      </text:list>
      <text:p text:style-name="P51"><text:span text:style-name="T6">Contract Killers: Enemies in Elite encounters have 30% less health. DONE</text:span></text:p>
      <text:p text:style-name="P51"><draw:frame text:anchor-type="as-char" svg:width="19.31mm" svg:height="19.05mm" style:rel-width="scale" style:rel-height="scale"><draw:object-ole xlink:href="OleObj59"/><draw:image xlink:href="ObjectReplacements/OleObj59"/></draw:frame><text:span text:style-name="T7"/></text:p>
      <text:p text:style-name="P51"><draw:frame text:anchor-type="as-char" svg:width="19.05mm" svg:height="19.05mm" style:rel-width="scale" style:rel-height="scale"><draw:object-ole xlink:href="OleObj60"/><draw:image xlink:href="ObjectReplacements/OleObj60"/></draw:frame><text:span text:style-name="T7"/></text:p>
      <text:p text:style-name="P51"><draw:frame text:anchor-type="as-char" svg:width="23.81mm" svg:height="23.81mm" style:rel-width="scale" style:rel-height="scale"><draw:object-ole xlink:href="OleObj61"/><draw:image xlink:href="ObjectReplacements/OleObj61"/></draw:frame><text:span text:style-name="T7"/></text:p>
      <text:p text:style-name="P51"><text:span text:style-name="T7"/></text:p>
      <text:list text:style-name="L52">
        <text:list-item>
          <text:p text:style-name="P52"><text:span text:style-name="T8"/></text:p>
        </text:list-item>
        <text:list-item>
          <text:p text:style-name="P52"><text:span text:style-name="T8">Expert Marksmen: Shoot ability always costs 10 Energy DONE</text:span></text:p>
        </text:list-item>
        <text:list-item>
          <text:p text:style-name="P53"><draw:frame text:anchor-type="as-char" svg:width="19.31mm" svg:height="19.05mm" style:rel-width="scale" style:rel-height="scale"><draw:object-ole xlink:href="OleObj62"/><draw:image xlink:href="ObjectReplacements/OleObj62"/></draw:frame><text:span text:style-name="T8"/></text:p>
        </text:list-item>
        <text:list-item>
          <text:p text:style-name="P53"><draw:frame text:anchor-type="as-char" svg:width="18.26mm" svg:height="18.26mm" style:rel-width="scale" style:rel-height="scale"><draw:object-ole xlink:href="OleObj63"/><draw:image xlink:href="ObjectReplacements/OleObj63"/></draw:frame><text:span text:style-name="T8"/></text:p>
        </text:list-item>
        <text:list-item>
          <text:p text:style-name="P53"><text:span text:style-name="T8"/></text:p>
        </text:list-item>
        <text:list-item>
          <text:p text:style-name="P54"><text:span text:style-name="T8"/></text:p>
        </text:list-item>
        <text:list-item>
          <text:p text:style-name="P54"><text:span text:style-name="T8">Blood Lust: Strike and Twin Strike abilities always costs 10 Energy DONE</text:span></text:p>
        </text:list-item>
        <text:list-item>
          <text:p text:style-name="P55"><draw:frame text:anchor-type="as-char" svg:width="18.52mm" svg:height="17.73mm" style:rel-width="scale" style:rel-height="scale"><draw:object-ole xlink:href="OleObj64"/><draw:image xlink:href="ObjectReplacements/OleObj64"/></draw:frame><text:span text:style-name="T8"/></text:p>
        </text:list-item>
        <text:list-item>
          <text:p text:style-name="P56"><text:span text:style-name="T8"/></text:p>
        </text:list-item>
        <text:list-item>
          <text:p text:style-name="P56"><text:span text:style-name="T8">Blessing Of Undeath: The next 3 times one of your characters is killed in combat, immediately ressurect them to 50% health. DONE</text:span></text:p>
        </text:list-item>
        <text:list-item>
          <text:p text:style-name="P57"><draw:frame text:anchor-type="as-char" svg:width="19.31mm" svg:height="19.05mm" style:rel-width="scale" style:rel-height="scale"><draw:object-ole xlink:href="OleObj65"/><draw:image xlink:href="ObjectReplacements/OleObj65"/></draw:frame><text:span text:style-name="T8"/></text:p>
        </text:list-item>
        <text:list-item>
          <text:p text:style-name="P58"><text:span text:style-name="T8"/></text:p>
        </text:list-item>
        <text:list-item>
          <text:p text:style-name="P58"><text:span text:style-name="T8">Polished Armour: Your characters Block no longer expires on activation end. DONE</text:span></text:p>
        </text:list-item>
        <text:list-item>
          <text:p text:style-name="P59"><draw:frame text:anchor-type="as-char" svg:width="18.26mm" svg:height="18.26mm" style:rel-width="scale" style:rel-height="scale"><draw:object-ole xlink:href="OleObj66"/><draw:image xlink:href="ObjectReplacements/OleObj66"/></draw:frame><text:span text:style-name="T8"/></text:p>
        </text:list-item>
        <text:list-item>
          <text:p text:style-name="P59"><draw:frame text:anchor-type="as-char" svg:width="34.40mm" svg:height="34.40mm" style:rel-width="scale" style:rel-height="scale"><draw:object-ole xlink:href="OleObj67"/><draw:image xlink:href="ObjectReplacements/OleObj67"/></draw:frame><text:span text:style-name="T8"/></text:p>
        </text:list-item>
        <text:list-item>
          <text:p text:style-name="P59"><draw:frame text:anchor-type="as-char" svg:width="29.63mm" svg:height="29.63mm" style:rel-width="scale" style:rel-height="scale"><draw:object-ole xlink:href="OleObj68"/><draw:image xlink:href="ObjectReplacements/OleObj68"/></draw:frame><text:span text:style-name="T8"/></text:p>
        </text:list-item>
        <text:list-item>
          <text:p text:style-name="P59"><text:span text:style-name="T8"/></text:p>
        </text:list-item>
        <text:list-item>
          <text:p text:style-name="P59"><text:span text:style-name="T8"/></text:p>
        </text:list-item>
        <text:list-item>
          <text:p text:style-name="P60"><text:span text:style-name="T8"/></text:p>
        </text:list-item>
      </text:list>
      <text:p text:style-name="P6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